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2.08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3" style:family="table">
      <style:table-properties table:align="margins"/>
    </style:style>
    <style:style style:name="Table3.A" style:family="table-column">
      <style:table-column-properties style:rel-column-width="2956*"/>
    </style:style>
    <style:style style:name="Table3.B" style:family="table-column">
      <style:table-column-properties style:rel-column-width="62579*"/>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4" style:family="table">
      <style:table-properties table:align="margins"/>
    </style:style>
    <style:style style:name="Table4.A" style:family="table-column">
      <style:table-column-properties style:rel-column-width="2956*"/>
    </style:style>
    <style:style style:name="Table4.B" style:family="table-column">
      <style:table-column-properties style:rel-column-width="62579*"/>
    </style:style>
    <style:style style:name="Table4.A1" style:family="table-cell">
      <style:table-cell-properties style:border-line-width-left="0.0007in 0.0014in 0.0007in" style:border-line-width-top="0.0007in 0.0014in 0.0007in" style:border-line-width-bottom="0.0007in 0.0014in 0.0007in" fo:padding="0.0201in" fo:border-left="0.15pt double #000000" fo:border-right="none" fo:border-top="0.15pt double #000000" fo:border-bottom="0.15pt double #000000" style:writing-mode="page"/>
    </style:style>
    <style:style style:name="Table4.B1" style:family="table-cell">
      <style:table-cell-properties style:border-line-width="0.0007in 0.0014in 0.0007in" fo:padding="0.0201in" fo:border="0.15pt double #000000" style:writing-mode="page"/>
    </style:style>
    <style:style style:name="Table2" style:family="table">
      <style:table-properties style:width="6.25in" fo:margin-left="0in" fo:margin-top="0in" fo:margin-bottom="0in" table:align="left"/>
    </style:style>
    <style:style style:name="Table2.A" style:family="table-column">
      <style:table-column-properties style:column-width="1.4875in"/>
    </style:style>
    <style:style style:name="Table2.B" style:family="table-column">
      <style:table-column-properties style:column-width="4.7625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P1" style:family="paragraph" style:parent-style-name="Standard">
      <style:text-properties officeooo:rsid="0016dc98" officeooo:paragraph-rsid="0016dc98"/>
    </style:style>
    <style:style style:name="P2" style:family="paragraph" style:parent-style-name="Quotations">
      <style:text-properties style:font-name="Liberation Sans" officeooo:paragraph-rsid="00175683"/>
    </style:style>
    <style:style style:name="P3" style:family="paragraph" style:parent-style-name="Standard">
      <style:text-properties style:font-name="Liberation Sans" officeooo:paragraph-rsid="00175683"/>
    </style:style>
    <style:style style:name="P4" style:family="paragraph" style:parent-style-name="Text_20_body">
      <style:text-properties style:font-name="Liberation Sans" officeooo:paragraph-rsid="00175683"/>
    </style:style>
    <style:style style:name="P5" style:family="paragraph" style:parent-style-name="Standard">
      <style:text-properties officeooo:paragraph-rsid="00175683"/>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75683"/>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officeooo:paragraph-rsid="00175683"/>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75683"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left="0.028in" fo:padding-right="0in" fo:padding-top="0in" fo:padding-bottom="0in" fo:border="0.99pt solid #000000" fo:keep-with-next="auto"/>
      <style:text-properties fo:font-variant="normal" fo:text-transform="none" fo:color="#000000" loext:opacity="100%" style:text-line-through-style="none" style:text-line-through-type="none" style:text-position="0% 100%" style:font-name="Courier New1" fo:font-size="12pt" fo:font-style="normal" style:text-underline-style="none" fo:font-weight="normal" officeooo:paragraph-rsid="00175683" style:font-name-asian="Courier New2" style:font-size-asian="12pt" style:font-style-asian="normal" style:font-weight-asian="normal" style:font-name-complex="Courier New2"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padding-left="0.028in" fo:padding-right="0in" fo:padding-top="0in" fo:padding-bottom="0in" fo:border="0.99pt solid #000000" fo:keep-with-next="auto"/>
      <style:text-properties fo:font-variant="normal" fo:text-transform="none" fo:color="#000000" loext:opacity="100%" style:text-line-through-style="none" style:text-line-through-type="none" style:text-position="0% 100%" style:font-name="Courier New1" fo:font-size="12pt" fo:font-style="normal" style:text-underline-style="none" fo:font-weight="normal" officeooo:paragraph-rsid="00175683" style:font-name-asian="Courier New2" style:font-size-asian="12pt" style:font-style-asian="normal" style:font-weight-asian="normal" style:font-name-complex="Courier New2" style:font-size-complex="12pt"/>
    </style:style>
    <style:style style:name="P11" style:family="paragraph" style:parent-style-name="Standard">
      <style:text-properties fo:font-variant="normal" fo:text-transform="none" fo:color="#000000" loext:opacity="100%" style:text-line-through-style="none" style:text-line-through-type="none" style:text-position="0% 100%" style:font-name="Courier New1" fo:font-size="12pt" fo:font-style="normal" style:text-underline-style="none" fo:font-weight="normal" officeooo:paragraph-rsid="00175683" style:font-name-asian="Courier New2" style:font-size-asian="12pt" style:font-style-asian="normal" style:font-weight-asian="normal" style:font-name-complex="Courier New2" style:font-size-complex="12pt"/>
    </style:style>
    <style:style style:name="P12" style:family="paragraph" style:parent-style-name="Standard">
      <style:text-properties officeooo:rsid="00191377" officeooo:paragraph-rsid="00191377"/>
    </style:style>
    <style:style style:name="P13" style:family="paragraph" style:parent-style-name="Table_20_Contents">
      <style:text-properties officeooo:rsid="00191377" officeooo:paragraph-rsid="00191377"/>
    </style:style>
    <style:style style:name="P14" style:family="paragraph" style:parent-style-name="Text_20_body">
      <style:text-properties officeooo:paragraph-rsid="00191377"/>
    </style:style>
    <style:style style:name="P15" style:family="paragraph" style:parent-style-name="Table_20_Contents">
      <style:text-properties style:font-name="Courier New1" fo:font-size="12pt" officeooo:rsid="00191377" officeooo:paragraph-rsid="00191377" style:font-name-asian="Courier New2" style:font-size-asian="12pt" style:font-name-complex="Courier New2" style:font-size-complex="12pt"/>
    </style:style>
    <style:style style:name="P16" style:family="paragraph" style:parent-style-name="Heading_20_1">
      <style:paragraph-properties fo:text-align="center" style:justify-single-word="false"/>
      <style:text-properties officeooo:paragraph-rsid="00191377"/>
    </style:style>
    <style:style style:name="P17" style:family="paragraph" style:parent-style-name="Heading_20_2">
      <style:text-properties officeooo:rsid="00191377" officeooo:paragraph-rsid="00191377"/>
    </style:style>
    <style:style style:name="P18" style:family="paragraph" style:parent-style-name="Heading_20_3">
      <style:text-properties style:font-name="Liberation Sans" officeooo:paragraph-rsid="00175683"/>
    </style:style>
    <style:style style:name="P19" style:family="paragraph" style:parent-style-name="Heading_20_4">
      <style:text-properties style:font-name="Liberation Sans" officeooo:paragraph-rsid="00175683"/>
    </style:style>
    <style:style style:name="P20" style:family="paragraph" style:parent-style-name="Standard">
      <style:text-properties officeooo:rsid="00191377" officeooo:paragraph-rsid="00191377"/>
    </style:style>
    <style:style style:name="P21" style:family="paragraph" style:parent-style-name="Standard" style:list-style-name="WWNum6">
      <style:text-properties officeooo:rsid="00191377" officeooo:paragraph-rsid="00191377"/>
    </style:style>
    <style:style style:name="P22" style:family="paragraph" style:parent-style-name="Standard" style:list-style-name="WWNum6"/>
    <style:style style:name="P23" style:family="paragraph" style:parent-style-name="Text_20_body" style:list-style-name="L1">
      <style:text-properties style:font-name="Liberation Sans" officeooo:paragraph-rsid="00175683"/>
    </style:style>
    <style:style style:name="T1" style:family="text">
      <style:text-properties officeooo:rsid="00175683"/>
    </style:style>
    <style:style style:name="T2" style:family="text">
      <style:text-properties officeooo:rsid="00191377"/>
    </style:style>
    <style:style style:name="T3"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2">Routines</text:span></text:h>
      <text:p text:style-name="P1"/>
      <text:p text:style-name="P1"/>
      <text:h text:style-name="P17" text:outline-level="2">Introduction to Routines</text:h>
      <text:p text:style-name="Text_20_body"/>
      <text:p text:style-name="P14"><text:span text:style-name="T2">A routine is a block of code that performs a task. <text:s/>In FreeBASIC routines are also referred to as a function, subroutine, or procedure. <text:s/>Routines</text:span><text:span text:style-name="T1"> are o</text:span>ne of the fundamental units of programming. <text:s/><text:span text:style-name="T2">They </text:span><text:s/>allow you to create a piece of working code, <text:span text:style-name="T2">give</text:span> it name, <text:span text:style-name="T2">and th</text:span>en call it as many times as desired. As a fundamental unit of FreeBASIC, <text:span text:style-name="T2">Routines </text:span>give you the simplest way to abstract your code. <text:span text:style-name="T1">It</text:span> allow<text:span text:style-name="T1">s</text:span> you to hide your code and <text:span text:style-name="T2">use</text:span> it without having to know it is implemented. <text:s/>This chapter will go over the basics differences and similarities of <text:span text:style-name="T2">two types of routines, </text:span>functions and subroutines. <text:s/>We will also go over how to declare and use them. In a later chapter we will go over some of the advanced features. <text:s/>Now Let us jump right in and have some fun.</text:p>
      <text:h text:style-name="Heading_20_2" text:outline-level="2">Why use routines?</text:h>
      <text:p text:style-name="P12">Routines allow a program to be broken down into steps and sub-steps. <text:s/>When a program becomes to hard to manage, break it down into steps! <text:s/>There are several reasons we use routines. <text:s/>Here are just a few. </text:p>
      <text:p text:style-name="Standard"/>
      <text:list text:style-name="WWNum6">
        <text:list-item>
          <text:p text:style-name="P22">Reduces redundancy.</text:p>
        </text:list-item>
        <text:list-item>
          <text:p text:style-name="P22">Enables code reuse.</text:p>
        </text:list-item>
        <text:list-item>
          <text:p text:style-name="P22">Improves the program’s readability.</text:p>
        </text:list-item>
        <text:list-item>
          <text:p text:style-name="P22">Makes a program easier to maintain.</text:p>
        </text:list-item>
        <text:list-item>
          <text:p text:style-name="P22">Makes it easier to extend your program.</text:p>
        </text:list-item>
        <text:list-item>
          <text:p text:style-name="P21">Reduces code size and debugging time. </text:p>
        </text:list-item>
      </text:list>
      <text:h text:style-name="Heading_20_2" text:outline-level="2">Introduction to Functions and Subroutines. </text:h>
      <text:p text:style-name="P12"/>
      <text:p text:style-name="P12">FreeBASIC has two major types of routines, <text:s/>functions and subroutines. <text:s/>Functions and Subroutines act similarly but have one key difference, functions will return a value to the calling routine and subroutines do not. <text:s/>The following table gives the differences in FreeBASIC</text:p>
      <text:p text:style-name="P12"/>
      <text:p text:style-name="P12"/>
      <table:table table:name="Table1" table:style-name="Table1">
        <table:table-column table:style-name="Table1.A" table:number-columns-repeated="3"/>
        <text:soft-page-break/>
        <table:table-row table:style-name="Table1.1">
          <table:table-cell table:style-name="Table1.A1" office:value-type="string">
            <text:p text:style-name="P6">Description</text:p>
          </table:table-cell>
          <table:table-cell table:style-name="Table1.A1" office:value-type="string">
            <text:p text:style-name="P6">Function</text:p>
          </table:table-cell>
          <table:table-cell table:style-name="Table1.A1" office:value-type="string">
            <text:p text:style-name="P6">Subroutine</text:p>
          </table:table-cell>
        </table:table-row>
        <table:table-row table:style-name="Table1.1">
          <table:table-cell table:style-name="Table1.A1" office:value-type="string">
            <text:p text:style-name="P6">keyword</text:p>
          </table:table-cell>
          <table:table-cell table:style-name="Table1.A1" office:value-type="string">
            <text:p text:style-name="P6">Function… End Function</text:p>
          </table:table-cell>
          <table:table-cell table:style-name="Table1.A1" office:value-type="string">
            <text:p text:style-name="P6">Sub … End Sub</text:p>
          </table:table-cell>
        </table:table-row>
        <table:table-row table:style-name="Table1.1">
          <table:table-cell table:style-name="Table1.A1" office:value-type="string">
            <text:p text:style-name="P6">Return values</text:p>
          </table:table-cell>
          <table:table-cell table:style-name="Table1.A1" office:value-type="string">
            <text:p text:style-name="P6">yes</text:p>
          </table:table-cell>
          <table:table-cell table:style-name="Table1.A1" office:value-type="string">
            <text:p text:style-name="P6">no</text:p>
          </table:table-cell>
        </table:table-row>
        <table:table-row table:style-name="Table1.1">
          <table:table-cell table:style-name="Table1.A1" office:value-type="string">
            <text:p text:style-name="P6">Parenthese Required</text:p>
          </table:table-cell>
          <table:table-cell table:style-name="Table1.A1" office:value-type="string">
            <text:p text:style-name="P6">yes</text:p>
          </table:table-cell>
          <table:table-cell table:style-name="Table1.A1" office:value-type="string">
            <text:p text:style-name="P6">optional</text:p>
          </table:table-cell>
        </table:table-row>
      </table:table>
      <text:p text:style-name="P5"/>
      <text:h text:style-name="Heading_20_1" text:outline-level="1">Functions</text:h>
      <text:p text:style-name="P14"><text:span text:style-name="T2">A function is used when a series of steps are needed but a return value is required. Func</text:span><text:span text:style-name="T1">tions can be called at any time. </text:span><text:span text:style-name="T2">They </text:span><text:span text:style-name="T1">usually only do one thing and will return one value. </text:span>They can also be used to extend the FreeBASIC language and provide custom commands. Many of the <text:span text:style-name="T2">keywords</text:span> in FreeBASIC are just functions built into the runtime library. New functions can also be combined into their own libraries to be used at any time.</text:p>
      <text:p text:style-name="P5">When defining a function here are specific keywords used . The Function keyword marks the beginning of a function and the <text:span text:style-name="T3">end function </text:span>marks its end. The "name" parameter is the name by which this function <text:span text:style-name="T2">is </text:span>called. <text:span text:style-name="T2">Here is an example of a function in its simplest form </text:span></text:p>
      <text:p text:style-name="P5"/>
      <text:p text:style-name="P5"/>
      <table:table table:name="Table3" table:style-name="Table3">
        <table:table-column table:style-name="Table3.A"/>
        <table:table-column table:style-name="Table3.B"/>
        <table:table-row>
          <table:table-cell table:style-name="Table3.A1" office:value-type="string">
            <text:p text:style-name="P15">1</text:p>
            <text:p text:style-name="P15">2</text:p>
            <text:p text:style-name="P15">3</text:p>
            <text:p text:style-name="P15">4</text:p>
            <text:p text:style-name="P15">5</text:p>
          </table:table-cell>
          <table:table-cell table:style-name="Table3.B1" office:value-type="string">
            <text:p text:style-name="Standard">Function Name ([parameter_list]) As return_type</text:p>
            <text:p text:style-name="Standard"><text:s text:c="4"/>statements..</text:p>
            <text:p text:style-name="Standard"/>
            <text:p text:style-name="Standard"><text:s text:c="4"/><text:span text:style-name="T2">r</text:span>eturn [return_value]</text:p>
            <text:p text:style-name="Standard">End Function</text:p>
          </table:table-cell>
        </table:table-row>
      </table:table>
      <text:p text:style-name="P11"/>
      <text:p text:style-name="P12">Here is an example of a function in FreeBASIC, <text:s text:c="2"/>This function is used to add two numbers and return the results. <text:s/>Here is the code for this example. </text:p>
      <text:p text:style-name="P12"/>
      <table:table table:name="Table4" table:style-name="Table4">
        <table:table-column table:style-name="Table4.A"/>
        <table:table-column table:style-name="Table4.B"/>
        <table:table-row>
          <table:table-cell table:style-name="Table4.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able:table-cell>
          <table:table-cell table:style-name="Table4.B1" office:value-type="string">
            <text:p text:style-name="P13">Function add( num1 as integer, num2 as integer ) as integer</text:p>
            <text:p text:style-name="P13"/>
            <text:p text:style-name="P13"><text:s text:c="2"/>return num1 + num2</text:p>
            <text:p text:style-name="P13"/>
            <text:p text:style-name="P13">End Function</text:p>
            <text:p text:style-name="P13"/>
            <text:p text:style-name="P13">dim I as integer</text:p>
            <text:p text:style-name="P13"/>
            <text:p text:style-name="P13">i=add(3,3)</text:p>
            <text:p text:style-name="P13">print <text:s/>“I= ”, I</text:p>
          </table:table-cell>
        </table:table-row>
      </table:table>
      <text:p text:style-name="P12"/>
      <text:p text:style-name="P12">This is a simple example. <text:s text:c="2"/>Line 1 defines the function sin2() with an integer as the single parameter. <text:s/>The return type is defined as an integer. <text:s text:c="2"/>Line 3 adds num1 and num2 and returns the results. <text:s/>Line 5 ends the function. <text:s text:c="3"/>In Line 7 a single variable I is defined as an integer. <text:s/>In line 9 the add() function is called and passed two values. <text:s text:c="2"/>The returned values is then printed on line 10</text:p>
      <text:p text:style-name="P12"/>
      <text:p text:style-name="P12"/>
      <text:h text:style-name="Heading_20_1" text:outline-level="1">Subroutines</text:h>
      <text:p text:style-name="P5"/>
      <text:p text:style-name="P5">"Sub...End Sub", the user can execute the code in between "Sub foo" and "End Sub" by using "foo" as a statement. This code is executed separate from the code which calls the subroutine, so any variable names, unless they are shared, are not available to the subroutine. This is also true for functions. Values can, however, be passed using parameters.</text:p>
      <text:p text:style-name="Standard">When calling a function parentheses are required after the function name. Subroutines, do not require parentheses after the subroutine name (surrounding the argument list if any) thy are optional.</text:p>
      <text:p text:style-name="Standard"/>
      <text:p text:style-name="Standard"><text:soft-page-break/></text:p>
      <text:p text:style-name="Standard"/>
      <text:p text:style-name="P5">Can you find the differences? The first is how they are declared. The Sub keyword marks the beginning of a subroutine and it ends with End Sub. Functions start with the keyword Function and ends with End Function. The second difference is that functions always return a value and subroutines do not. Now let’s look at functions and subroutines a little more in depth</text:p>
      <text:p text:style-name="P5"/>
      <text:p text:style-name="P5">As we can see above functions and subroutines are very similar. <text:s/>For the rest of this chapter I will refer to them as modules. <text:s/>I will only talk about them separately when we are discussing unique features to each. <text:s/></text:p>
      <text:p text:style-name="P5"/>
      <text:p text:style-name="P5">Modules are blocks of code that can be called at any time. Modules allow for the reuse of code and simplify coding. <text:s/>Creating a module allows a single piece of code to be reused again and again. <text:s/>This code can also be used to extend the FreeBASIC language and provide custom commands. <text:s/>Many of the features in FreeBASIC are just functions or subroutines built into the runtime library. <text:s/>New modules can also be combined into their own libraries to be used at any time. </text:p>
      <text:p text:style-name="P5"/>
      <text:p text:style-name="P5">When defining a function or subroutine, there are specific keywords used for each type. <text:s text:c="2"/>The Function keyword marks the beginning of a function and the end function <text:s/>marks its end. <text:s/>The Sub keyword marks the beginning of a subroutine, and its end is marked by End Sub. The "name" parameter is the name by which this function or subroutine is called. For instance, if the declaration is "Sub...End Sub", the user can execute the code in between "Sub foo" and "End Sub" by using "foo" as a statement. This code is executed separate from the code which calls the subroutine, so any variable names, unless they are shared, are not available to the subroutine. This is also true for functions. <text:s/>Values can, however, be passed using parameters.</text:p>
      <text:p text:style-name="P5"/>
      <text:p text:style-name="P5">When calling a function parentheses are required after the function name. <text:s/>Subroutines do not require parentheses after the subroutine name (surrounding the argument list if any) they are optional. </text:p>
      <text:p text:style-name="P5"/>
      <text:p text:style-name="P5">When it comes to choosing between functions and subroutines, we need to keep the following in mind. The only difference between a function and a Subroutine in that functions return a value and subroutines do not. If you need a return value then choose a function otherwise choose a subroutine.</text:p>
      <text:p text:style-name="P9">Sub Name ( [parameter_list] )</text:p>
      <text:p text:style-name="P10">statements....</text:p>
      <text:p text:style-name="P9">End Sub</text:p>
      <text:p text:style-name="P5"/>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8">Access Rights: </text:p>
          </table:table-cell>
          <table:table-cell table:style-name="Table2.B1" office:value-type="string">
            <text:p text:style-name="P8">What is the scope of the function. This is mostly used for procedures contained in objects. </text:p>
          </table:table-cell>
        </table:table-row>
        <table:table-row table:style-name="Table2.1">
          <table:table-cell table:style-name="Table2.A1" office:value-type="string">
            <text:p text:style-name="P8">identifier: </text:p>
          </table:table-cell>
          <table:table-cell table:style-name="Table2.B1" office:value-type="string">
            <text:p text:style-name="P8">the name of the function</text:p>
          </table:table-cell>
        </table:table-row>
        <table:table-row table:style-name="Table2.1">
          <table:table-cell table:style-name="Table2.A1" office:value-type="string">
            <text:p text:style-name="P8">Calling convention</text:p>
          </table:table-cell>
          <table:table-cell table:style-name="Table2.B1" office:value-type="string">
            <text:p text:style-name="P7">How Paramarters are passed</text:p>
          </table:table-cell>
        </table:table-row>
        <table:table-row table:style-name="Table2.1">
          <table:table-cell table:style-name="Table2.A1" office:value-type="string">
            <text:p text:style-name="P8">Overload</text:p>
          </table:table-cell>
          <table:table-cell table:style-name="Table2.B1" office:value-type="string">
            <text:p text:style-name="P7">allows two or more modules with the same name. </text:p>
          </table:table-cell>
        </table:table-row>
        <table:table-row table:style-name="Table2.1">
          <table:table-cell table:style-name="Table2.A1" office:value-type="string">
            <text:p text:style-name="P8">external_identifier: </text:p>
          </table:table-cell>
          <table:table-cell table:style-name="Table2.B1" office:value-type="string">
            <text:p text:style-name="P8">externally visible (to the linker) name enclosed in quotes</text:p>
          </table:table-cell>
        </table:table-row>
        <table:table-row table:style-name="Table2.1">
          <table:table-cell table:style-name="Table2.A1" office:value-type="string">
            <text:p text:style-name="P8">parameter_list: </text:p>
          </table:table-cell>
          <table:table-cell table:style-name="Table2.B1" office:value-type="string">
            <text:p text:style-name="P8">parameter[, parameter[, ...]]</text:p>
          </table:table-cell>
        </table:table-row>
        <table:table-row table:style-name="Table2.1">
          <table:table-cell table:style-name="Table2.A1" office:value-type="string">
            <text:p text:style-name="P8">return_type: </text:p>
          </table:table-cell>
          <table:table-cell table:style-name="Table2.B1" office:value-type="string">
            <text:p text:style-name="P8">the type of variable returned by the function</text:p>
          </table:table-cell>
        </table:table-row>
        <table:table-row table:style-name="Table2.1">
          <table:table-cell table:style-name="Table2.A1" office:value-type="string">
            <text:p text:style-name="P8">statements: </text:p>
          </table:table-cell>
          <table:table-cell table:style-name="Table2.B1" office:value-type="string">
            <text:p text:style-name="P8">one or more statements that make up the function body</text:p>
          </table:table-cell>
        </table:table-row>
        <table:table-row table:style-name="Table2.1">
          <table:table-cell table:style-name="Table2.A1" office:value-type="string">
            <text:p text:style-name="P8">return_value: </text:p>
          </table:table-cell>
          <table:table-cell table:style-name="Table2.B1" office:value-type="string">
            <text:p text:style-name="P8">the value returned from the function</text:p>
          </table:table-cell>
        </table:table-row>
      </table:table>
      <text:p text:style-name="P5"/>
      <text:h text:style-name="P18" text:outline-level="3">Access rights</text:h>
      <text:p text:style-name="P3">Procedures can designated public or private. This determines if a function is accessible out side of a given module. Public access rights allow a function to be linked with external modules. Functions such the SIN() and COSIN()are public functions. Private access rights limits a function or subroutine to only the module that it is contained in. If you try to link to it externally you will get a compiler error. This is explained in more detail in the chapter on objects. If a procedure does not use either public or private, it will default to public. </text:p>
      <text:h text:style-name="P18" text:outline-level="3">Identifier</text:h>
      <text:p text:style-name="P3">An Identifier is just another name for a procedure name. Procedure names follow the same convention as variables. It must start with an underline or a letter, it must not be a keyword. Also it cannot start with a number. </text:p>
      <text:h text:style-name="P18" text:outline-level="3">Calling Convention</text:h>
      <text:p text:style-name="P2">When parameters are passed to a procedure they can be passed in different ways. This method is determined by what is called the calling convention. The calling convention specifies the order that parameters are passed to the procedure. FreeBASIC has three calling conventions, Cdecl, Pascal, and StdCall. If one is not given then the default of StdCall is used. </text:p>
      <text:p text:style-name="P4">NOTE: A Variadic procedure is a procedure with variable number of parameters. The print statement is an example of a variadic procedure. Pascal and StdCall cannot be used with Variadic procedures. Cdecl is the only calling convention that can be used with Variadic procedures.</text:p>
      <text:h text:style-name="P19" text:outline-level="4">Cdecl</text:h>
      <text:p text:style-name="P4">Cdecl specifies that a procedure will use the Cdecl calling convention. In the Cdecl calling convention, any parameters are to be passed (pushed onto the stack) in the reverse order in which they are listed, that is, from right to left. Cdecl is the default calling convention on Linux, the *BSDs, and DOS, unless another calling convention is explicitly specified or implied by one of the EXTERN blocks. Cdecl is typically the default calling convention for C compilers, and it's used almost exclusively on Unix-like systems. Cdecl can also be used variadic procedures. ( Procedures with a prameter list that ends in "...").</text:p>
      <text:h text:style-name="P19" text:outline-level="4">Pascal</text:h>
      <text:p text:style-name="P4">Pascal specifies that a procedure will use the Pascal calling convention. In the Pascal calling convention, any parameters are to be passed (pushed onto the stack) in the same order in which they are listed, that is, from left to right. Pascal is the default calling convention for procedures in Microsoft QuickBASIC, and is the standard convention used in the Windows 3.1 API.</text:p>
      <text:h text:style-name="P19" text:outline-level="4">Stdcall</text:h>
      <text:p text:style-name="P4">Stdcall specifies that a procedure will use the Stdcall calling convention. In the Stdcall calling convention, any parameters are to be passed (pushed onto the stack) in the reverse order in which they are listed, that is, from right to left. Stdcall is the default calling convention on Windows, unless another calling convention is explicitly specified or implied by one of the EXTERN blocks. Stdcall is also the standard (or most common) calling convention used in BASIC languages, and the Windows API.</text:p>
      <text:h text:style-name="P18" text:outline-level="3">Overloading</text:h>
      <text:p text:style-name="P4">In procedure declarations,the Overload keyword allows procedures with the same name, but unique paramter lists, to be defined. Two parameter lists are unique if they contain a different number of parameters, or have parameters of different types. Note that this means that two or more procedures cannot be declared with the same name if they differ in return type alone. There are a few rules that you need to keep in mind when overloading a procedure.</text:p>
      <text:list text:style-name="L1">
        <text:list-item>
          <text:p text:style-name="P23">A variadic procedure name can never be overloaded. </text:p>
        </text:list-item>
        <text:list-item>
          <text:p text:style-name="P23">Once a procedure name has been declared overloaded, further declarations using the name need not specify Overload, but it is allowed. </text:p>
        </text:list-item>
        <text:list-item>
          <text:p text:style-name="P23">Overload is not necessary in member procedure declarations, as they are always implicitly overloaded.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beration Serif2"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2"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3"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3"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2"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2"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2"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2"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1T06:16:35.737000000</meta:creation-date>
    <dc:date>2023-05-27T05:21:56.801000000</dc:date>
    <meta:editing-duration>PT2H17M55S</meta:editing-duration>
    <meta:editing-cycles>5</meta:editing-cycles>
    <meta:generator>LibreOffice/7.5.3.2$Windows_X86_64 LibreOffice_project/9f56dff12ba03b9acd7730a5a481eea045e468f3</meta:generator>
    <meta:document-statistic meta:table-count="4" meta:image-count="0" meta:object-count="0" meta:page-count="4" meta:paragraph-count="104" meta:word-count="1756" meta:character-count="10312" meta:non-whitespace-character-count="8594"/>
    <meta:template xlink:type="simple" xlink:actuate="onRequest" xlink:title="Conventions Used in the Book " xlink:href="../../templates/fbuserguide%20style%20sheet..ott" meta:date="2023-05-27T03:53:08.220000000"/>
  </office:meta>
</office:document-meta>
</file>